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141400416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1141401824">
          <text:deletion>
            <office:change-info>
              <dc:creator>Bob Jacobsen</dc:creator>
              <dc:date>2010-10-08T18:05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2689675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141401920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1141400544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141400416"/>Introduction</text:h>
      <text:p text:style-name="Standard">This specification describes the protocol for transporting OpenLCB events via CAN segments. 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/text:p>
      <text:p text:style-name="P1"><text:change-end text:change-id="ct1141400416"/><text:change text:change-id="ct1141401824"/><text:change-start text:change-id="ct1141401920"/>External certification of parts shall be accepted for conformance to these standards. Conformance with a later version of a standard shall be accepted as conformance with the referenced versions.<text:change-end text:change-id="ct1141401920"/><text:change-start text:change-id="ct1141400544"/></text:p>
      <text:p text:style-name="Standard"><text:change-end text:change-id="ct114140054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4158032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4158044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41580320"/><text:change-start text:change-id="ct1141580448"/>OpenLCB-CAN Praesent Gravida Standard or Technical Note<text:change-end text:change-id="ct1141580448"/></text:p>
      </style:header>
      <style:footer>
        <text:tracked-changes>
          <text:changed-region text:id="ct11415755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14157467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1415797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41575504"/><text:change-start text:change-id="ct1141574672"/><text:span text:style-name="MT2">Copyright 2010, by J. Day, D. Harris, B. Jacobsen, and A. Shepherd</text:span><text:change-end text:change-id="ct1141574672"/><text:change text:change-id="ct11415797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6:32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589028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588673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58880896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58764304">
            <text:deletion>
              <office:change-info>
                <dc:creator>Bob Jacobsen</dc:creator>
                <dc:date>2010-10-08T18:05:00</dc:date>
              </office:change-info>
              <text:p text:style-name="MP7">(title)</text:p>
            </text:deletion>
          </text:changed-region>
          <text:changed-region text:id="ct658849936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5904412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587775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588432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58851552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58902832"/><text:change-start text:change-id="ct658867328"/>OpenLCB St<text:change-end text:change-id="ct658867328"/><text:change-start text:change-id="ct658880896"/>andard<text:change-end text:change-id="ct65888089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58764304"/><text:change-start text:change-id="ct658849936"/>OpenLCB-CAN Event Transport<text:change-end text:change-id="ct6588499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59044128"/><text:change-start text:change-id="ct658777520"/><text:date style:data-style-name="N37" text:date-value="2010-10-08T17:19:56" text:fixed="true">10/08/10</text:date><text:change-end text:change-id="ct658777520"/></text:p>
            </table:table-cell>
            <table:table-cell table:style-name="Table1.C1" office:value-type="string">
              <text:p text:style-name="MP7"><text:change text:change-id="ct658843248"/><text:change-start text:change-id="ct658851552"/>Preliminary<text:change-end text:change-id="ct658851552"/></text:p>
            </table:table-cell>
          </table:table-row>
        </table:table>
        <text:p text:style-name="Header"/>
      </style:header>
      <style:footer>
        <text:tracked-changes>
          <text:changed-region text:id="ct111450470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4135470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413535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14504704"/><text:change-start text:change-id="ct1141354704"/><text:span text:style-name="MT5">10</text:span><text:change-end text:change-id="ct1141354704"/><text:span text:style-name="MT5">, by J. Day, D. Harris, B. Jacobsen, </text:span><text:change text:change-id="ct114135352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6:32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Standard</dc:title>
    <meta:initial-creator>Alex Shepherd</meta:initial-creator>
    <meta:creation-date>2009-01-22T07:11:27</meta:creation-date>
    <meta:editing-cycles>53</meta:editing-cycles>
    <meta:editing-duration>PT11H56M55S</meta:editing-duration>
    <meta:generator>OpenOffice.org/3.2$Unix OpenOffice.org_project/320m18$Build-9502</meta:generator>
    <dc:date>2010-10-10T18:56:32</dc:date>
    <dc:creator>Bob Jacobsen</dc:creator>
    <meta:keyword>OpenLCB-CAN Event Transport</meta:keyword>
    <meta:document-statistic meta:table-count="1" meta:image-count="1" meta:object-count="0" meta:page-count="2" meta:paragraph-count="37" meta:word-count="285" meta:character-count="1906"/>
    <meta:user-defined meta:name="Info 1"/>
    <meta:user-defined meta:name="Info 2"/>
    <meta:user-defined meta:name="Info 3"/>
    <meta:user-defined meta:name="Info 4"/>
  </office:meta>
</office:document-meta>
</file>